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Segoe Print'" style:font-family-asian="'Segoe Print'" style:font-family-complex="'Segoe Print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bold" fo:font-family="'Segoe Print'" style:font-family-asian="'Segoe Print'" style:font-family-complex="'Segoe Print'" fo:background-color="transparent" style:use-window-font-color="true"/>
    </style:style>
    <style:style style:name="T6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 fo:font-style="italic"/>
    </style:style>
    <style:style style:name="T7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Segoe Print'" style:font-family-asian="'Segoe Print'" style:font-family-complex="'Segoe Print'" fo:background-color="transparent" style:use-window-font-color="true"/>
    </style:style>
    <style:style style:name="T10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 fo:font-style="italic"/>
    </style:style>
    <style:style style:name="T11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bold" fo:font-family="'Segoe Print'" style:font-family-asian="'Segoe Print'" style:font-family-complex="'Segoe Print'" fo:background-color="transparent" style:use-window-font-color="true"/>
    </style:style>
    <style:style style:name="T14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 fo:font-style="italic"/>
    </style:style>
    <style:style style:name="T15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'Segoe Print'" style:font-family-asian="'Segoe Print'" style:font-family-complex="'Segoe Print'" fo:background-color="transparent" style:use-window-font-color="true"/>
    </style:style>
    <style:style style:name="T18" style:family="text">
      <style:text-properties fo:font-size="11.00pt" fo:font-weight="bold" fo:font-family="'Segoe Print'" style:font-family-asian="'Segoe Print'" style:font-family-complex="'Segoe Print'" fo:background-color="transparent" style:use-window-font-color="true"/>
    </style:style>
    <style:style style:name="T19" style:family="text">
      <style:text-properties fo:font-size="10.00pt" fo:font-weight="bold" fo:font-family="'Segoe Print'" style:font-family-asian="'Segoe Print'" style:font-family-complex="'Segoe Print'" fo:background-color="transparent" style:use-window-font-color="true"/>
    </style:style>
    <style:style style:name="T20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 fo:font-style="italic"/>
    </style:style>
    <style:style style:name="T21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'Segoe Print'" style:font-family-asian="'Segoe Print'" style:font-family-complex="'Segoe Print'" fo:background-color="transparent" style:use-window-font-color="true"/>
    </style:style>
    <style:style style:name="T24" style:family="text">
      <style:text-properties fo:font-size="10.00pt" fo:font-weight="bold" fo:font-family="'Segoe Print'" style:font-family-asian="'Segoe Print'" style:font-family-complex="'Segoe Print'" fo:background-color="transparent" style:use-window-font-color="true"/>
    </style:style>
    <style:style style:name="T25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 fo:font-style="italic"/>
    </style:style>
    <style:style style:name="T26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'Segoe Print'" style:font-family-asian="'Segoe Print'" style:font-family-complex="'Segoe Print'" fo:background-color="transparent" style:use-window-font-color="true"/>
    </style:style>
    <style:style style:name="T29" style:family="text">
      <style:text-properties fo:font-size="10.00pt" fo:font-weight="bold" fo:font-family="'Segoe Print'" style:font-family-asian="'Segoe Print'" style:font-family-complex="'Segoe Print'" fo:background-color="transparent" style:use-window-font-color="true"/>
    </style:style>
    <style:style style:name="T30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 fo:font-style="italic"/>
    </style:style>
    <style:style style:name="T31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bold" fo:font-family="'Segoe Print'" style:font-family-asian="'Segoe Print'" style:font-family-complex="'Segoe Print'" fo:background-color="transparent" style:use-window-font-color="true"/>
    </style:style>
    <style:style style:name="T34" style:family="text">
      <style:text-properties fo:font-size="10.00pt" fo:font-weight="normal" fo:font-family="'Segoe Print'" style:font-family-asian="'Segoe Print'" style:font-family-complex="'Segoe Print'" fo:background-color="transparent" style:use-window-font-color="true"/>
    </style:style>
    <style:style style:name="P1" style:family="paragraph">
      <style:paragraph-properties fo:line-height="100.00%" fo:text-align="center" fo:margin-left="-5.40pt" fo:text-indent="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 fo:margin-left="-4.50pt" fo:text-indent="0.00pt"/>
    </style:style>
    <style:style style:name="P4" style:family="paragraph">
      <style:paragraph-properties fo:line-height="100.00%" fo:text-align="left" fo:margin-left="-4.50pt" fo:text-indent="0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-4.50pt" fo:text-indent="0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-4.50pt" fo:text-indent="0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-4.50pt" fo:text-indent="0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-4.50pt" fo:text-indent="0.00pt"/>
    </style:style>
    <style:style style:name="P18" style:family="paragraph">
      <style:paragraph-properties fo:line-height="100.00%" fo:text-align="left" fo:margin-left="-22.50pt" fo:text-indent="0.00pt" fo:margin-right="-18.00pt"/>
    </style:style>
    <style:style style:name="P19" style:family="paragraph">
      <style:paragraph-properties fo:line-height="100.00%" fo:text-align="left" fo:margin-right="-18.00pt"/>
    </style:style>
    <style:style style:name="P20" style:family="paragraph">
      <style:paragraph-properties fo:line-height="100.00%" fo:text-align="left" fo:margin-left="-22.50pt" fo:text-indent="0.00pt" fo:margin-right="-18.00pt"/>
    </style:style>
    <style:style style:name="P21" style:family="paragraph">
      <style:paragraph-properties fo:line-height="100.00%" fo:text-align="left" fo:margin-right="-18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 fo:margin-right="-18.00pt"/>
    </style:style>
    <style:style style:name="P24" style:family="paragraph">
      <style:paragraph-properties fo:line-height="100.00%" fo:text-align="left" fo:margin-left="-22.50pt" fo:text-indent="0.00pt" fo:margin-right="-18.00pt"/>
    </style:style>
    <style:style style:name="P25" style:family="paragraph">
      <style:paragraph-properties fo:line-height="100.00%" fo:text-align="left" fo:margin-right="-18.00p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-22.50pt" fo:text-indent="0.00pt" fo:margin-right="-18.00pt"/>
    </style:style>
    <style:style style:name="P29" style:family="paragraph">
      <style:paragraph-properties fo:line-height="100.00%" fo:text-align="left" fo:margin-right="-18.00pt"/>
    </style:style>
    <style:style style:name="P30" style:family="paragraph">
      <style:paragraph-properties fo:line-height="100.00%" fo:text-align="left" fo:margin-left="-22.50pt" fo:text-indent="0.00pt" fo:margin-right="-18.00pt"/>
    </style:style>
    <style:style style:name="P31" style:family="paragraph">
      <style:paragraph-properties fo:line-height="100.00%" fo:text-align="left" fo:margin-right="-18.00p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Zion Teasley</text:span></text:p>
      <text:p text:style-name="P2"><text:span text:style-name="T2"/></text:p>
      <text:p text:style-name="P3"><text:span text:style-name="T3">Scottsdale, AZ<text:s text:c="2"/>|<text:s text:c="3"/>602-703-5553<text:s text:c="4"/>|<text:s text:c="3"/>zwteasley@gmail.com</text:span></text:p>
      <text:p text:style-name="P4"><text:span text:style-name="T4"/></text:p>
      <text:p text:style-name="P4"><text:span text:style-name="T5"><text:s text:c="2"/>EDUCATION</text:span></text:p>
      <text:p text:style-name="P4"><text:span text:style-name="T5"><text:s/>Persevere Coding Boot-camp<text:tab/><text:tab/><text:tab/><text:tab/><text:tab/><text:tab/><text:tab/><text:tab/><text:tab/><text:s text:c="21"/><text:tab/>Phoenix, AZ<text:s text:c="4"/></text:span></text:p>
      <text:p text:style-name="P4"><text:span text:style-name="T6"><text:s/>Computer Programming<text:tab/><text:s text:c="4"/></text:span></text:p>
      <text:p text:style-name="P4"><text:span text:style-name="T6"><text:tab/>3/2022-9/2022</text:span></text:p>
      <text:list text:style-name="L5">
        <text:list-item>
          <text:p text:style-name="P5"><text:span text:style-name="T7">Studied HTML, CSS, JavaScript, D3, React, Node &amp; Express, and MongoDB &amp; Mongoose.</text:span></text:p>
        </text:list-item>
        <text:list-item>
          <text:p text:style-name="P5"><text:span text:style-name="T7">Built multiple MERN Stack Web-Applications.</text:span></text:p>
        </text:list-item>
        <text:list-item>
          <text:p text:style-name="P5"><text:span text:style-name="T7">Learned multiple Libraries like Materialize, jQuery, Redux, and Bootstrap.</text:span></text:p>
        </text:list-item>
        <text:list-item>
          <text:p text:style-name="P5"><text:span text:style-name="T7">Used SCRUB on a daily bases.</text:span></text:p>
        </text:list-item>
      </text:list>
      <text:p text:style-name="P6"><text:span text:style-name="T8"/></text:p>
      <text:p text:style-name="P7"><text:span text:style-name="T9"><text:s/>College<text:tab/><text:tab/><text:tab/><text:tab/><text:tab/><text:tab/><text:tab/><text:tab/><text:tab/><text:s text:c="21"/><text:tab/><text:tab/><text:s text:c="7"/><text:tab/>Phoenix, AZ<text:s text:c="4"/></text:span></text:p>
      <text:p text:style-name="P8"><text:span text:style-name="T10">1.5 Years Of College Experience<text:tab/><text:tab/><text:s text:c="10"/></text:span></text:p>
      <text:p text:style-name="P8"><text:span text:style-name="T10">2017-2019</text:span></text:p>
      <text:list text:style-name="L9">
        <text:list-item>
          <text:p text:style-name="P9"><text:span text:style-name="T11">Was studying for a degree in Aeronautical Engineering.</text:span></text:p>
        </text:list-item>
        <text:list-item>
          <text:p text:style-name="P9"><text:span text:style-name="T11">Maintained a 3.0 GPA.</text:span></text:p>
        </text:list-item>
        <text:list-item>
          <text:p text:style-name="P9"><text:span text:style-name="T11">Left college to join the Marine Corp.</text:span></text:p>
        </text:list-item>
      </text:list>
      <text:p text:style-name="P10"><text:span text:style-name="T12"/></text:p>
      <text:p text:style-name="P11"><text:span text:style-name="T13"><text:s/>Highschool<text:tab/><text:tab/><text:tab/><text:tab/><text:tab/><text:tab/><text:tab/><text:tab/><text:tab/><text:s text:c="21"/><text:tab/><text:tab/><text:s text:c="7"/></text:span></text:p>
      <text:p text:style-name="P12"><text:span text:style-name="T13">Phoenix, AZ<text:s text:c="4"/></text:span></text:p>
      <text:p text:style-name="P13"><text:span text:style-name="T14"><text:s/>Highschool Diploma<text:tab/><text:s text:c="4"/><text:tab/> <text:tab/><text:tab/><text:tab/><text:tab/><text:s text:c="8"/><text:tab/><text:tab/><text:tab/><text:tab/><text:tab/><text:s text:c="9"/></text:span></text:p>
      <text:p text:style-name="P14"><text:span text:style-name="T14">2014-2017</text:span></text:p>
      <text:list text:style-name="L15">
        <text:list-item>
          <text:p text:style-name="P15"><text:span text:style-name="T15">Was In Advanced Placement Classes</text:span></text:p>
        </text:list-item>
        <text:list-item>
          <text:p text:style-name="P15"><text:span text:style-name="T15">Graduated with a 3.5 GPA.</text:span></text:p>
        </text:list-item>
        <text:list-item>
          <text:p text:style-name="P15"><text:span text:style-name="T15">Graduated highschool at the age of 16.</text:span></text:p>
        </text:list-item>
      </text:list>
      <text:p text:style-name="P16"><text:span text:style-name="T16"/></text:p>
      <text:p text:style-name="P16"><text:span text:style-name="T16"/></text:p>
      <text:p text:style-name="P17"><text:span text:style-name="T17">PROFESSIONAL EXPERIENCE</text:span></text:p>
      <text:p text:style-name="P18"><text:span text:style-name="T18"><text:s text:c="5"/>United States Marine Corp<text:s/></text:span><text:span text:style-name="T19"><text:s text:c="14"/><text:tab/><text:tab/><text:tab/><text:tab/><text:tab/><text:tab/><text:tab/><text:tab/><text:tab/><text:s text:c="3"/></text:span></text:p>
      <text:p text:style-name="P19"><text:span text:style-name="T19">San Diego, CA</text:span></text:p>
      <text:p text:style-name="P20"><text:span text:style-name="T20"><text:s text:c="6"/>0300- Infantry<text:tab/><text:tab/><text:tab/><text:tab/><text:tab/><text:tab/><text:s text:c="2"/><text:tab/> <text:tab/><text:tab/> <text:tab/><text:tab/><text:s text:c="18"/></text:span></text:p>
      <text:p text:style-name="P21"><text:span text:style-name="T20">1/2019-6/2019</text:span></text:p>
      <text:list text:style-name="L22">
        <text:list-item>
          <text:p text:style-name="P22"><text:span text:style-name="T21">I learned Teamwork, Time Management, and Situational Awareness.</text:span></text:p>
        </text:list-item>
        <text:list-item>
          <text:p text:style-name="P22"><text:span text:style-name="T21">I have the ability to work in High-Pace, and High Stress work environments.</text:span></text:p>
        </text:list-item>
        <text:list-item>
          <text:p text:style-name="P22"><text:span text:style-name="T21">I earned multiple certifications.</text:span></text:p>
        </text:list-item>
      </text:list>
      <text:p text:style-name="P23"><text:span text:style-name="T22"/></text:p>
      <text:p text:style-name="P23"><text:span text:style-name="T22"/></text:p>
      <text:p text:style-name="P24"><text:span text:style-name="T23"><text:tab/>Federal Express<text:s text:c="2"/></text:span><text:span text:style-name="T24"><text:s text:c="14"/><text:tab/><text:tab/><text:tab/><text:tab/><text:tab/><text:tab/><text:tab/><text:tab/><text:tab/><text:s text:c="21"/></text:span></text:p>
      <text:p text:style-name="P25"><text:span text:style-name="T24">Phoenix, AZ</text:span></text:p>
      <text:p text:style-name="P25"><text:span text:style-name="T25">Package Handler<text:tab/><text:s text:c="29"/><text:tab/><text:tab/><text:tab/><text:tab/><text:tab/><text:tab/><text:s text:c="2"/><text:tab/> <text:tab/><text:s text:c="19"/>6/2019-6/2020</text:span></text:p>
      <text:list text:style-name="L26">
        <text:list-item>
          <text:p text:style-name="P26"><text:span text:style-name="T26">Worked my way to Assistant Manager and have experience in Logistics.</text:span></text:p>
        </text:list-item>
        <text:list-item>
          <text:p text:style-name="P26"><text:span text:style-name="T26">Made sure that the customer always received an undamaged package.</text:span></text:p>
        </text:list-item>
        <text:list-item>
          <text:p text:style-name="P26"><text:span text:style-name="T26">Excelled in customer service and maintained a high satisfaction score.</text:span></text:p>
        </text:list-item>
      </text:list>
      <text:p text:style-name="P27"><text:span text:style-name="T27"/></text:p>
      <text:p text:style-name="P28"><text:span text:style-name="T28"><text:tab/>Black Angus Steak House</text:span><text:span text:style-name="T29"><text:s text:c="9"/><text:tab/><text:tab/><text:tab/><text:tab/><text:tab/><text:tab/><text:tab/><text:tab/><text:tab/><text:s text:c="6"/></text:span></text:p>
      <text:p text:style-name="P29"><text:span text:style-name="T29"><text:s/>Phoenix, AZ</text:span></text:p>
      <text:p text:style-name="P30"><text:span text:style-name="T30"><text:tab/>Front Desk Manager<text:tab/><text:tab/><text:tab/><text:s text:c="2"/><text:tab/> <text:tab/><text:tab/> <text:tab/><text:tab/><text:s text:c="52"/></text:span></text:p>
      <text:p text:style-name="P31"><text:span text:style-name="T30">2016-2019</text:span></text:p>
      <text:list text:style-name="L32">
        <text:list-item>
          <text:p text:style-name="P32"><text:span text:style-name="T31">Excelled in customer service, and made sure they were always satisfied.</text:span></text:p>
        </text:list-item>
        <text:list-item>
          <text:p text:style-name="P32"><text:span text:style-name="T31">Managed the other hosts, and coordinated daily restaurant operations.</text:span></text:p>
        </text:list-item>
        <text:list-item>
          <text:p text:style-name="P32"><text:span text:style-name="T31">Optimized seating at different tables to ensure an even workload for the wait staff.</text:span></text:p>
        </text:list-item>
      </text:list>
      <text:p text:style-name="P33"><text:span text:style-name="T32"/></text:p>
      <text:p text:style-name="P33"><text:span text:style-name="T33">Additional Information</text:span></text:p>
      <text:list text:style-name="L34">
        <text:list-item>
          <text:p text:style-name="P34"><text:span text:style-name="T34">I have 10+ years experience with Android Operating Systems.</text:span></text:p>
        </text:list-item>
        <text:list-item>
          <text:p text:style-name="P34"><text:span text:style-name="T34">I have 5+ years experience with Mac.OS and iOS</text:span></text:p>
        </text:list-item>
        <text:list-item>
          <text:p text:style-name="P34"><text:span text:style-name="T34">I have Advanced Knowledge of Windows 7-11.</text:span></text:p>
        </text:list-item>
        <text:list-item>
          <text:p text:style-name="P34"><text:span text:style-name="T34">I have experience with Command Prompt.</text:span></text:p>
        </text:list-item>
        <text:list-item>
          <text:p text:style-name="P34"><text:span text:style-name="T34">I am CPR Certified.</text:span></text:p>
        </text:list-item>
        <text:list-item>
          <text:p text:style-name="P34"><text:span text:style-name="T34">I have experience with flying airplan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